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2a6" officeooo:paragraph-rsid="0012b2a6"/>
    </style:style>
    <style:style style:name="P2" style:family="paragraph" style:parent-style-name="Standard">
      <style:text-properties fo:font-weight="bold" officeooo:rsid="0012b2a6" officeooo:paragraph-rsid="0012b2a6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LETIN 5</text:p>
      <text:p text:style-name="P1">&lt;?xml version="1.0" encoding="UTF-8"?&gt;</text:p>
      <text:p text:style-name="P1">&lt;!--10 Marcadores</text:p>
      <text:p text:style-name="P1">&lt;!DOCTYPE marcadores [</text:p>
      <text:p text:style-name="P1">&lt;!ELEMENT marcadores (marcador+)&gt;</text:p>
      <text:p text:style-name="P1">&lt;!ELEMENT marcador (nombre, uri)&gt;</text:p>
      <text:p text:style-name="P1">&lt;!ELEMENT nombre (#PCDATA)&gt;</text:p>
      <text:p text:style-name="P1">&lt;!ELEMENT uri (#PCDATA)&gt;</text:p>
      <text:p text:style-name="P1">]&gt;</text:p>
      <text:p text:style-name="P1">&lt;marcadores&gt;</text:p>
      <text:p text:style-name="P1">&lt;marcador&gt;</text:p>
      <text:p text:style-name="P1">&lt;nombre&gt;W3C&lt;/nombre&gt;</text:p>
      <text:p text:style-name="P1">&lt;uri&gt;http://www.w3.org/&lt;/uri&gt;</text:p>
      <text:p text:style-name="P1">&lt;/marcador&gt;</text:p>
      <text:p text:style-name="P1">&lt;marcador&gt;</text:p>
      <text:p text:style-name="P1">&lt;nombre&gt;Web Hypertext Application Technology Working Group (WHATWG)&lt;/nombre&gt;</text:p>
      <text:p text:style-name="P1">&lt;uri&gt;http://www.whatwg.org/&lt;/uri&gt;</text:p>
      <text:p text:style-name="P1">&lt;/marcador&gt;</text:p>
      <text:p text:style-name="P1">&lt;/marcadores&gt;</text:p>
      <text:p text:style-name="P1">--&gt;</text:p>
      <text:p text:style-name="P1"/>
      <text:p text:style-name="P1">&lt;!-- 11 Efemérides</text:p>
      <text:p text:style-name="P1">&lt;!DOCTYPE efemerides [</text:p>
      <text:p text:style-name="P1">&lt;!ELEMENT efemerides (efemeride+)&gt;</text:p>
      <text:p text:style-name="P1">&lt;!ELEMENT efemeride (fecha, hecho)&gt;</text:p>
      <text:p text:style-name="P1">&lt;!ELEMENT fecha (#PCDATA)&gt;</text:p>
      <text:p text:style-name="P1">&lt;!ELEMENT hecho (#PCDATA)&gt;</text:p>
      <text:p text:style-name="P1">]&gt;</text:p>
      <text:p text:style-name="P1">&lt;efemerides&gt;</text:p>
      <text:p text:style-name="P1"/>
      <text:p text:style-name="P1">&lt;efemeride&gt;</text:p>
      <text:p text:style-name="P1">&lt;fecha&gt;20 de julio de 1969&lt;/fecha&gt;</text:p>
      <text:p text:style-name="P1">&lt;hecho&gt;Llegada del hombre a laLuna&lt;/hecho&gt;</text:p>
      <text:p text:style-name="P1">&lt;/efemeride&gt;</text:p>
      <text:p text:style-name="P1"/>
      <text:p text:style-name="P1">&lt;efemeride&gt;</text:p>
      <text:p text:style-name="P1">&lt;fecha&gt;12 de octubre de 1492&lt;/fecha&gt;</text:p>
      <text:p text:style-name="P1">&lt;hecho&gt;Llegada de Colón a América&lt;/hecho&gt;</text:p>
      <text:p text:style-name="P1">&lt;/efemeride&gt;</text:p>
      <text:p text:style-name="P1"/>
      <text:p text:style-name="P1">&lt;efemeride&gt;</text:p>
      <text:p text:style-name="P1">&lt;fecha&gt;6 de abril de 1909&lt;/fecha&gt;</text:p>
      <text:p text:style-name="P1">&lt;hecho&gt;llegada de Robert Peary al Polo Norte&lt;/hecho&gt;</text:p>
      <text:p text:style-name="P1">&lt;/efemeride&gt;</text:p>
      <text:p text:style-name="P1"/>
      <text:p text:style-name="P1">&lt;/efemerides&gt;</text:p>
      <text:p text:style-name="P1">--&gt;</text:p>
      <text:p text:style-name="P1"/>
      <text:p text:style-name="P1">&lt;!--12 Aeropuertos</text:p>
      <text:p text:style-name="P1">&lt;!DOCTYPE aeropuertos [</text:p>
      <text:p text:style-name="P1">&lt;!ELEMENT aeropuertos (aeropuerto)&gt;</text:p>
      <text:p text:style-name="P1">&lt;!ELEMENT aeropuerto (nombre, cerrado?)&gt;</text:p>
      <text:p text:style-name="P1"><text:soft-page-break/>&lt;!ELEMENT nombre (#PCDATA)&gt;</text:p>
      <text:p text:style-name="P1">&lt;!ELEMENT cerrado EMPTY&gt;</text:p>
      <text:p text:style-name="P1">]&gt;</text:p>
      <text:p text:style-name="P1">&lt;aeropuertos&gt;</text:p>
      <text:p text:style-name="P1">&lt;aeropuerto&gt;</text:p>
      <text:p text:style-name="P1">&lt;nombre&gt;Berlín Schönefeld (SFX)&lt;/nombre&gt;</text:p>
      <text:p text:style-name="P1">&lt;/aeropuerto&gt;</text:p>
      <text:p text:style-name="P1"/>
      <text:p text:style-name="P1">&lt;aeropuerto&gt;</text:p>
      <text:p text:style-name="P1">&lt;nombre&gt;Berlín Tempelhof (THF)&lt;/nombre&gt;</text:p>
      <text:p text:style-name="P1">&lt;cerrado/&gt;</text:p>
      <text:p text:style-name="P1">&lt;/aeropuerto&gt;</text:p>
      <text:p text:style-name="P1"/>
      <text:p text:style-name="P1">&lt;/aeropuertos&gt;</text:p>
      <text:p text:style-name="P1">--&gt;</text:p>
      <text:p text:style-name="P1"/>
      <text:p text:style-name="P1">&lt;!--13 Vuelos</text:p>
      <text:p text:style-name="P1">&lt;!DOCTYPE vuelos [</text:p>
      <text:p text:style-name="P1">&lt;!ELEMENT vuelos (vuelo*)&gt;</text:p>
      <text:p text:style-name="P1">&lt;!ELEMENT vuelo ((origen | destino)+)&gt;</text:p>
      <text:p text:style-name="P1">&lt;!ELEMENT origen (#PCDATA)&gt;</text:p>
      <text:p text:style-name="P1">&lt;!ELEMENT destino (#PCDATA)&gt;</text:p>
      <text:p text:style-name="P1">]&gt;</text:p>
      <text:p text:style-name="P1">&lt;vuelos&gt;</text:p>
      <text:p text:style-name="P1">&lt;vuelo&gt;</text:p>
      <text:p text:style-name="P1">&lt;origen&gt;Valencia (VLC)&lt;/origen&gt;</text:p>
      <text:p text:style-name="P1">&lt;destino&gt;Londres Heathrow (LHR)&lt;/destino&gt;</text:p>
      <text:p text:style-name="P1">&lt;/vuelo&gt;</text:p>
      <text:p text:style-name="P1"/>
      <text:p text:style-name="P1">&lt;vuelo&gt;</text:p>
      <text:p text:style-name="P1">&lt;destino&gt;Berlín Schönefeld (SFX)&lt;/destino&gt;</text:p>
      <text:p text:style-name="P1">&lt;origen&gt;Paris Charles de Gaulle (CDG)&lt;/origen&gt;</text:p>
      <text:p text:style-name="P1">&lt;/vuelo&gt;</text:p>
      <text:p text:style-name="P1"/>
      <text:p text:style-name="P1">&lt;/vuelos&gt;</text:p>
      <text:p text:style-name="P1">--&gt;</text:p>
      <text:p text:style-name="P1"/>
      <text:p text:style-name="P1">&lt;!--14 Reyes españoles</text:p>
      <text:p text:style-name="P1">&lt;!DOCTYPE reyesEspañoles [</text:p>
      <text:p text:style-name="P1">&lt;!ELEMENT reyesEspañoles ((rey*, reina*)+)&gt;</text:p>
      <text:p text:style-name="P1">&lt;!ELEMENT rey (nombre, padre, madre)&gt;</text:p>
      <text:p text:style-name="P1">&lt;!ELEMENT reina (nombre, padre, madre)&gt;</text:p>
      <text:p text:style-name="P1">&lt;!ELEMENT nombre (#PCDATA)&gt;</text:p>
      <text:p text:style-name="P1">&lt;!ELEMENT padre (#PCDATA)&gt;</text:p>
      <text:p text:style-name="P1">&lt;!ELEMENT madre (#PCDATA)&gt;</text:p>
      <text:p text:style-name="P1">]&gt;</text:p>
      <text:p text:style-name="P1">&lt;reyesEspañoles&gt;</text:p>
      <text:p text:style-name="P1">&lt;rey&gt;</text:p>
      <text:p text:style-name="P1">&lt;nombre&gt;Felipe III&lt;/nombre&gt;</text:p>
      <text:p text:style-name="P1">&lt;padre&gt;Felipe II&lt;/padre&gt;</text:p>
      <text:p text:style-name="P1">&lt;madre&gt;Ana de Austria&lt;/madre&gt;</text:p>
      <text:p text:style-name="P1">&lt;/rey&gt;</text:p>
      <text:p text:style-name="P1"><text:soft-page-break/></text:p>
      <text:p text:style-name="P1">&lt;reina&gt;</text:p>
      <text:p text:style-name="P1">&lt;nombre&gt;Juana la Loca&lt;/nombre&gt;</text:p>
      <text:p text:style-name="P1">&lt;padre&gt;Fernando el Católico&lt;/padre&gt;</text:p>
      <text:p text:style-name="P1">&lt;madre&gt;Isabel la Católica&lt;/madre&gt;</text:p>
      <text:p text:style-name="P1">&lt;/reina&gt;</text:p>
      <text:p text:style-name="P1"/>
      <text:p text:style-name="P1">&lt;rey&gt;</text:p>
      <text:p text:style-name="P1">&lt;nombre&gt;Carlos I&lt;/nombre&gt;</text:p>
      <text:p text:style-name="P1">&lt;padre&gt;Felipe el Hermoso&lt;/padre&gt;</text:p>
      <text:p text:style-name="P1">&lt;madre&gt;Juan la Loca&lt;/madre&gt;</text:p>
      <text:p text:style-name="P1">&lt;/rey&gt;</text:p>
      <text:p text:style-name="P1"/>
      <text:p text:style-name="P1">&lt;/reyesEspañoles&gt;</text:p>
      <text:p text:style-name="P1">--&gt;</text:p>
      <text:p text:style-name="P1"/>
      <text:p text:style-name="P1">&lt;!--15 Países</text:p>
      <text:p text:style-name="P1">&lt;!DOCTYPE paises [</text:p>
      <text:p text:style-name="P1">&lt;!ELEMENT paises (pais*)&gt;</text:p>
      <text:p text:style-name="P1">&lt;!ELEMENT pais (nombre | unionEuropea | otan)+&gt;</text:p>
      <text:p text:style-name="P1">&lt;!ELEMENT nombre (#PCDATA)&gt;</text:p>
      <text:p text:style-name="P1">&lt;!ELEMENT unionEuropea EMPTY&gt;</text:p>
      <text:p text:style-name="P1">&lt;!ELEMENT otan EMPTY&gt;</text:p>
      <text:p text:style-name="P1">]&gt;</text:p>
      <text:p text:style-name="P1">&lt;paises&gt;</text:p>
      <text:p text:style-name="P1"/>
      <text:p text:style-name="P1">&lt;pais&gt;</text:p>
      <text:p text:style-name="P1">&lt;nombre&gt;España&lt;/nombre&gt;</text:p>
      <text:p text:style-name="P1">&lt;unionEuropea /&gt;</text:p>
      <text:p text:style-name="P1">&lt;otan /&gt;</text:p>
      <text:p text:style-name="P1">&lt;/pais&gt;</text:p>
      <text:p text:style-name="P1"/>
      <text:p text:style-name="P1">&lt;pais&gt;</text:p>
      <text:p text:style-name="P1">&lt;nombre&gt;Noruega&lt;/nombre&gt;</text:p>
      <text:p text:style-name="P1">&lt;otan /&gt;</text:p>
      <text:p text:style-name="P1">&lt;/pais&gt;</text:p>
      <text:p text:style-name="P1"/>
      <text:p text:style-name="P1">&lt;pais&gt;</text:p>
      <text:p text:style-name="P1"/>
      <text:p text:style-name="P1">&lt;nombre&gt;Austria&lt;/nombre&gt;</text:p>
      <text:p text:style-name="P1">&lt;unionEuropea /&gt;</text:p>
      <text:p text:style-name="P1">&lt;/pais&gt;</text:p>
      <text:p text:style-name="P1"/>
      <text:p text:style-name="P1">&lt;/paises&gt;</text:p>
      <text:p text:style-name="P1">--&gt;</text:p>
      <text:p text:style-name="P1"/>
      <text:p text:style-name="P1">&lt;!-- 16Codigo de colores</text:p>
      <text:p text:style-name="P1">&lt;!DOCTYPE colores [</text:p>
      <text:p text:style-name="P1">&lt;!ELEMENT colores (color*)&gt;</text:p>
      <text:p text:style-name="P1">&lt;!ELEMENT color (nombreSvg, codigo)&gt;</text:p>
      <text:p text:style-name="P1">&lt;!ELEMENT nombreSvg (#PCDATA)&gt;</text:p>
      <text:p text:style-name="P1">&lt;!ELEMENT codigo (rgb | cmyk)&gt;</text:p>
      <text:p text:style-name="P1"><text:soft-page-break/>&lt;!ELEMENT rgb (#PCDATA)&gt;</text:p>
      <text:p text:style-name="P1">&lt;!ELEMENT cmyk (#PCDATA)&gt;</text:p>
      <text:p text:style-name="P1">]&gt;</text:p>
      <text:p text:style-name="P1">&lt;colores&gt;</text:p>
      <text:p text:style-name="P1"/>
      <text:p text:style-name="P1">&lt;color&gt;</text:p>
      <text:p text:style-name="P1">&lt;nombreSvg&gt;Purple&lt;/nombreSvg&gt;</text:p>
      <text:p text:style-name="P1">&lt;codigo&gt;</text:p>
      <text:p text:style-name="P1">&lt;rgb&gt;#800080&lt;/rgb&gt;</text:p>
      <text:p text:style-name="P1">&lt;/codigo&gt;</text:p>
      <text:p text:style-name="P1">&lt;/color&gt;</text:p>
      <text:p text:style-name="P1"/>
      <text:p text:style-name="P1">&lt;color&gt;</text:p>
      <text:p text:style-name="P1">&lt;nombreSvg&gt;Purple&lt;/nombreSvg&gt;</text:p>
      <text:p text:style-name="P1">&lt;codigo&gt;</text:p>
      <text:p text:style-name="P1">&lt;cmyk&gt;#00FF007F&lt;/cmyk&gt;</text:p>
      <text:p text:style-name="P1">&lt;/codigo&gt;</text:p>
      <text:p text:style-name="P1">&lt;/color&gt;</text:p>
      <text:p text:style-name="P1"/>
      <text:p text:style-name="P1">&lt;/colores&gt;</text:p>
      <text:p text:style-name="P1">--&gt;</text:p>
      <text:p text:style-name="P1"/>
      <text:p text:style-name="P1">&lt;!-- 17 Contabilidad</text:p>
      <text:p text:style-name="P1">&lt;!DOCTYPE contabilidad [</text:p>
      <text:p text:style-name="P1">&lt;!ELEMENT contabilidad (apunte*)&gt;</text:p>
      <text:p text:style-name="P1">&lt;!ELEMENT apunte (ingreso?, gasto?, fecha, cantidad, concepto)&gt;</text:p>
      <text:p text:style-name="P1">&lt;!ELEMENT ingreso EMPTY&gt;</text:p>
      <text:p text:style-name="P1">&lt;!ELEMENT gasto EMPTY&gt;</text:p>
      <text:p text:style-name="P1">&lt;!ELEMENT fecha (#PCDATA)&gt;</text:p>
      <text:p text:style-name="P1">&lt;!ELEMENT cantidad (#PCDATA)&gt;</text:p>
      <text:p text:style-name="P1">&lt;!ELEMENT concepto (#PCDATA)&gt;</text:p>
      <text:p text:style-name="P1"/>
      <text:p text:style-name="P1">]&gt;</text:p>
      <text:p text:style-name="P1">&lt;contabilidad&gt;</text:p>
      <text:p text:style-name="P1"/>
      <text:p text:style-name="P1">&lt;apunte&gt;</text:p>
      <text:p text:style-name="P1">&lt;ingreso /&gt;</text:p>
      <text:p text:style-name="P1">&lt;fecha&gt;24 de febrero de 2011&lt;/fecha&gt;</text:p>
      <text:p text:style-name="P1">&lt;cantidad&gt;1800,00 €&lt;/cantidad&gt;</text:p>
      <text:p text:style-name="P1">&lt;concepto&gt;Salario&lt;/concepto&gt;</text:p>
      <text:p text:style-name="P1">&lt;/apunte&gt;</text:p>
      <text:p text:style-name="P1"/>
      <text:p text:style-name="P1">&lt;apunte&gt;</text:p>
      <text:p text:style-name="P1">&lt;gasto /&gt;</text:p>
      <text:p text:style-name="P1">&lt;fecha&gt;28 de febrero de 2011&lt;/fecha&gt;</text:p>
      <text:p text:style-name="P1">&lt;cantidad&gt;74,25 €&lt;/cantidad&gt;</text:p>
      <text:p text:style-name="P1">&lt;concepto&gt;Recibo luz&lt;/concepto&gt;</text:p>
      <text:p text:style-name="P1">&lt;/apunte&gt;</text:p>
      <text:p text:style-name="P1"/>
      <text:p text:style-name="P1">&lt;/contabilidad&gt;</text:p>
      <text:p text:style-name="P1">--&gt;</text:p>
      <text:p text:style-name="P1"/>
      <text:p text:style-name="P1"><text:soft-page-break/>&lt;!--18 Mensajes</text:p>
      <text:p text:style-name="P1">&lt;!DOCTYPE mensajes [</text:p>
      <text:p text:style-name="P1">&lt;!ELEMENT mensajes (mensaje*)&gt;</text:p>
      <text:p text:style-name="P1">&lt;!ELEMENT mensaje (de, para, hora, texto)&gt;</text:p>
      <text:p text:style-name="P1">&lt;!ELEMENT de (#PCDATA)&gt;</text:p>
      <text:p text:style-name="P1">&lt;!ELEMENT para (#PCDATA)&gt;</text:p>
      <text:p text:style-name="P1">&lt;!ELEMENT hora (#PCDATA)&gt;</text:p>
      <text:p text:style-name="P1">&lt;!ELEMENT texto ANY&gt;</text:p>
      <text:p text:style-name="P1">&lt;!ELEMENT strong (#PCDATA)&gt;</text:p>
      <text:p text:style-name="P1">]&gt;</text:p>
      <text:p text:style-name="P1">&lt;mensajes&gt;</text:p>
      <text:p text:style-name="P1">&lt;mensaje&gt;</text:p>
      <text:p text:style-name="P1">&lt;de&gt;Pepe (pepe@example.com)&lt;/de&gt;</text:p>
      <text:p text:style-name="P1">&lt;para&gt;Juan (juan@example.com)&lt;/para&gt;</text:p>
      <text:p text:style-name="P1">&lt;hora&gt;28/02/2011 17:48:23,61&lt;/hora&gt;</text:p>
      <text:p text:style-name="P1">&lt;texto&gt;¿Hola, Juan, qué haces?&lt;/texto&gt;</text:p>
      <text:p text:style-name="P1">&lt;/mensaje&gt;</text:p>
      <text:p text:style-name="P1">&lt;mensaje&gt;</text:p>
      <text:p text:style-name="P1">&lt;de&gt;Juan (juan@example.com)&lt;/de&gt;</text:p>
      <text:p text:style-name="P1">&lt;para&gt;Pepe (pepe@example.com)&lt;/para&gt;</text:p>
      <text:p text:style-name="P1">&lt;hora&gt;28/02/2011 17:54:20,87&lt;/hora&gt;</text:p>
      <text:p text:style-name="P1">&lt;texto&gt;Aquí, aprendiendo &lt;strong&gt;XML&lt;/strong&gt;&lt;/texto&gt;</text:p>
      <text:p text:style-name="P1">&lt;/mensaje&gt;</text:p>
      <text:p text:style-name="P1">&lt;/mensajes&gt;</text:p>
      <text:p text:style-name="P1">--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2:52:06.402219861</meta:creation-date>
    <dc:date>2022-09-26T12:53:22.283722658</dc:date>
    <meta:editing-duration>PT1M16S</meta:editing-duration>
    <meta:editing-cycles>1</meta:editing-cycles>
    <meta:document-statistic meta:table-count="0" meta:image-count="0" meta:object-count="0" meta:page-count="5" meta:paragraph-count="202" meta:word-count="458" meta:character-count="4110" meta:non-whitespace-character-count="3869"/>
    <meta:generator>LibreOffice/7.3.5.2$Linux_X86_64 LibreOffice_project/30$Build-2</meta:generator>
  </office:meta>
</office:document-meta>
</file>